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11.6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transparent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ffd7d7"/>
      <style:text-properties fo:font-size="18pt" style:font-size-asian="18pt" style:font-size-complex="18pt"/>
    </style:style>
    <style:style style:name="ce30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ackground-color="transparent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ce8" style:family="table-cell" style:parent-style-name="Default">
      <style:table-cell-properties fo:background-color="#ffd7d7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dde8c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ackground-color="#dde8cb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dde8cb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ce12" style:family="table-cell" style:parent-style-name="Default">
      <style:table-cell-properties fo:background-color="transparent"/>
      <style:text-properties fo:font-size="18pt" fo:font-weight="normal" style:font-size-asian="18pt" style:font-weight-asian="normal" style:font-size-complex="1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D44">
        <table:table-column table:style-name="co1" table:default-cell-style-name="ce29"/>
        <table:table-column table:style-name="co2" table:default-cell-style-name="ce29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K</text:p>
          </table:table-cell>
          <table:table-cell table:style-name="ce5" office:value-type="string" calcext:value-type="string">
            <text:p>SC : Hotel California</text:p>
          </table:table-cell>
          <table:table-cell table:style-name="ce29" office:value-type="string" calcext:value-type="string">
            <text:p>Git. 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Fürstenfeld</text:p>
          </table:table-cell>
          <table:table-cell table:style-name="ce29" office:value-type="string" calcext:value-type="string">
            <text:p>A</text:p>
          </table:table-cell>
          <table:table-cell table:style-name="ce29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9" office:value-type="string" calcext:value-type="string">
            <text:p>Sex on fire</text:p>
          </table:table-cell>
          <table:table-cell table:style-name="ce29" office:value-type="string" calcext:value-type="string">
            <text:p>LP</text:p>
          </table:table-cell>
          <table:table-cell/>
          <table:table-cell table:style-name="ce29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Bad moon rising</text:p>
          </table:table-cell>
          <table:table-cell table:style-name="ce29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9" office:value-type="string" calcext:value-type="string">
            <text:p>Rocking all over the world</text:p>
          </table:table-cell>
          <table:table-cell table:style-name="ce29" office:value-type="string" calcext:value-type="string">
            <text:p>SG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0" office:value-type="string" calcext:value-type="string">
            <text:p>𝄞</text:p>
          </table:table-cell>
          <table:table-cell table:style-name="ce29" office:value-type="string" calcext:value-type="string">
            <text:p>Paradise</text:p>
          </table:table-cell>
          <table:table-cell table:style-name="ce29"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9" office:value-type="string" calcext:value-type="string">
            <text:p>Jailhouse rock</text:p>
          </table:table-cell>
          <table:table-cell table:style-name="ce29"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9" office:value-type="string" calcext:value-type="string">
            <text:p>Wohin du gehst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9" office:value-type="string" calcext:value-type="string">
            <text:p>Pocahontas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9" office:value-type="string" calcext:value-type="string">
            <text:p>Bleib mer noch e wing doooooooo</text:p>
          </table:table-cell>
          <table:table-cell table:style-name="ce29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9" office:value-type="string" calcext:value-type="string">
            <text:p>Raaaaaachermannl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29" office:value-type="string" calcext:value-type="string">
            <text:p>Aloha Heja He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29" office:value-type="string" calcext:value-type="string">
            <text:p>500 Miles</text:p>
          </table:table-cell>
          <table:table-cell table:style-name="ce29"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Pausé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29" office:value-type="string" calcext:value-type="string">
            <text:p>Prosit/Steiger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29" office:value-type="string" calcext:value-type="string">
            <text:p>Wahnsinn</text:p>
          </table:table-cell>
          <table:table-cell table:style-name="ce29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0" office:value-type="string" calcext:value-type="string">
            <text:p>𝄞</text:p>
          </table:table-cell>
          <table:table-cell table:style-name="ce29" office:value-type="string" calcext:value-type="string">
            <text:p>Budapest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0" office:value-type="string" calcext:value-type="string">
            <text:p>𝄞</text:p>
          </table:table-cell>
          <table:table-cell table:style-name="ce29" office:value-type="string" calcext:value-type="string">
            <text:p>I want it that way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0" office:value-type="string" calcext:value-type="string">
            <text:p>𝄞</text:p>
          </table:table-cell>
          <table:table-cell table:style-name="ce29" office:value-type="string" calcext:value-type="string">
            <text:p>Wellerman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0" office:value-type="string" calcext:value-type="string">
            <text:p>𝄞</text:p>
          </table:table-cell>
          <table:table-cell table:style-name="ce29" office:value-type="string" calcext:value-type="string">
            <text:p>Du bist schön</text:p>
          </table:table-cell>
          <table:table-cell table:style-name="ce29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29" office:value-type="string" calcext:value-type="string">
            <text:p>Tanzt du nocheinmal mit mir</text:p>
          </table:table-cell>
          <table:table-cell table:style-name="ce29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29" office:value-type="string" calcext:value-type="string">
            <text:p>Einmal um die Welt + Anders</text:p>
          </table:table-cell>
          <table:table-cell table:style-name="ce29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/>
          <table:table-cell table:style-name="ce29" office:value-type="string" calcext:value-type="string">
            <text:p>Songs für Liam</text:p>
          </table:table-cell>
          <table:table-cell table:style-name="ce29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string" calcext:value-type="string">
            <text:p>𝄞</text:p>
          </table:table-cell>
          <table:table-cell table:style-name="ce29" office:value-type="string" calcext:value-type="string">
            <text:p>Nacht von Freitag auf Montag</text:p>
          </table:table-cell>
          <table:table-cell table:style-name="ce29" office:value-type="string" calcext:value-type="string">
            <text:p>SG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29" office:value-type="string" calcext:value-type="string">
            <text:p>Merry Christmas Everyone </text:p>
          </table:table-cell>
          <table:table-cell table:style-name="ce29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/>
          <table:table-cell table:style-name="ce29" office:value-type="string" calcext:value-type="string">
            <text:p>Rocking around the Christmas tree</text:p>
          </table:table-cell>
          <table:table-cell table:style-name="ce29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/>
          <table:table-cell table:style-name="ce7" office:value-type="string" calcext:value-type="string">
            <text:p>Santa Claus is cumming to town</text:p>
          </table:table-cell>
          <table:table-cell table:style-name="ce12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60er Medley</text:p>
          </table:table-cell>
          <table:table-cell table:style-name="ce5"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/>
          <table:table-cell table:style-name="ce5" office:value-type="string" calcext:value-type="string">
            <text:p>Jhonny B goode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/>
          <table:table-cell table:style-name="ce5" office:value-type="string" calcext:value-type="string">
            <text:p>blue suede shoes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rock around the clock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/>
          <table:table-cell table:style-name="ce29" office:value-type="string" calcext:value-type="string">
            <text:p>Country Roads 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0" office:value-type="string" calcext:value-type="string">
            <text:p>𝄞</text:p>
          </table:table-cell>
          <table:table-cell table:style-name="ce29" office:value-type="string" calcext:value-type="string">
            <text:p>New York</text:p>
          </table:table-cell>
          <table:table-cell table:style-name="ce29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𝄞</text:p>
          </table:table-cell>
          <table:table-cell table:style-name="ce3" office:value-type="string" calcext:value-type="string">
            <text:p>Extreme </text:p>
          </table:table-cell>
          <table:table-cell table:style-name="ce3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/>
          <table:table-cell table:style-name="ce9" office:value-type="string" calcext:value-type="string">
            <text:p>Hulapalu</text:p>
          </table:table-cell>
          <table:table-cell table:style-name="ce10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Rudi Solo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Kevin Are you gonna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Karl Kling Klang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Andy Mama Lauder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Layla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Zugabe</text:p>
          </table:table-cell>
          <table:table-cell table:style-name="ce29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0"/>
          <table:table-cell table:style-name="ce29" office:value-type="string" calcext:value-type="string">
            <text:p>Cordula Grün</text:p>
          </table:table-cell>
          <table:table-cell table:style-name="ce29"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0"/>
          <table:table-cell table:style-name="ce29" office:value-type="string" calcext:value-type="string">
            <text:p>Angels</text:p>
          </table:table-cell>
          <table:table-cell table:style-name="ce29"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/>
          <table:table-cell table:style-name="ce40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9"/>
          <table:table-cell table:number-columns-repeated="5"/>
        </table:table-row>
        <table:table-row table:style-name="ro1">
          <table:table-cell/>
          <table:table-cell table:style-name="ce40"/>
          <table:table-cell table:style-name="ce29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table:style-name="Default"/>
          <table:table-cell table:style-name="ce29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4"/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ce4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0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29"/>
          <table:table-cell table:style-name="ce40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table:style-name="ce29"/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1" table:number-rows-repeated="35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9:13:53.632092688</meta:creation-date>
    <dc:date>2024-12-03T18:55:41.787420658</dc:date>
    <meta:editing-duration>PT2H35M56S</meta:editing-duration>
    <meta:editing-cycles>26</meta:editing-cycles>
    <meta:generator>LibreOffice/7.3.7.2$Linux_X86_64 LibreOffice_project/30$Build-2</meta:generator>
    <meta:document-statistic meta:table-count="1" meta:cell-count="120" meta:object-count="0"/>
  </office:meta>
</office:document-meta>
</file>